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number text:level="1" text:style-name="Numbering_20_Symbols" style:num-format="1" text:start-value="1" style:num-suffix=".">
        <style:list-level-properties text:space-before="0.0in" text:min-label-width="0.4in"/>
      </text:list-level-style-number>
    </text:list-style>
    <text:list-style style:name="L3">
      <text:list-level-style-number text:level="1" text:style-name="Numbering_20_Symbols" style:num-format="1" text:start-value="1" style:num-suffix=".">
        <style:list-level-properties text:space-before="0.0in" text:min-label-width="0.4in"/>
      </text:list-level-style-number>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7">
      <style:paragraph-properties fo:margin-left="0.5in" fo:margin-right="0in" fo:text-indent="0in" style:auto-text-indent="false" fo:margin-top="0in" fo:margin-bottom="0in"/>
    </style:style>
    <style:style style:name="P9" style:family="paragraph" style:parent-style-name="Text_20_body" style:list-style-name="L8">
      <style:paragraph-properties fo:margin-left="0.5in" fo:margin-right="0in" fo:text-indent="0in" style:auto-text-indent="false"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left="0.5in" fo:margin-right="0in" fo:text-indent="0in" style:auto-text-indent="false" fo:margin-top="0in" fo:margin-bottom="0in"/>
    </style:style>
    <style:style style:name="P12" style:family="paragraph" style:parent-style-name="Text_20_body" style:list-style-name="L11">
      <style:paragraph-properties fo:margin-top="0in" fo:margin-bottom="0in"/>
    </style:style>
  </office:automatic-styles>
  <office:body>
    <office:text>
      <text:p text:style-name="Title">PaddlePaddle*</text:p>
      <text:p text:style-name="Text_20_body">PaddlePaddle is an open source deep learning framework developed by Baidu. It aims to enable performant large-scale distributed computation for deep learning. The nGraph Compiler stack's integration to PaddlePaddle respects PaddlePaddle’s design philosophy to minimize switching cost for users. To access nGraph from PaddlePaddle, we've added three modules to PaddlePaddle:</text:p>
      <text:list text:style-name="L1">
        <text:list-item>
          <text:p text:style-name="P1">nGraph engine operator (op),</text:p>
        </text:list-item>
        <text:list-item>
          <text:p text:style-name="P1">nGraph engine, and</text:p>
        </text:list-item>
        <text:list-item>
          <text:p text:style-name="P1">nGraph bridge.</text:p>
        </text:list-item>
      </text:list>
      <text:p text:style-name="First_20_paragraph">The nGraph engine op inherits the PaddlePaddle operator class to allow nGraph engine op to be called using methods consistent with other PaddlePaddle operators. When the nGraph engine is called by the aforementioned op, the nGraph bridge converts PaddlePaddle operators into nGraph operators. nGraph will then build a computational graph based on the converted ops according to the input topology.</text:p>
      <text:h text:style-name="Heading_20_1" text:outline-level="1">Integration design</text:h>
      <text:p text:style-name="First_20_paragraph">Key design criteria for nGraph-PaddlePaddle integration includes:</text:p>
      <text:list text:style-name="L2">
        <text:list-item>
          <text:p text:style-name="P2">Minimal intermediate links between nGraph and PaddlePaddle, to reduce latency and improve performance.</text:p>
        </text:list-item>
        <text:list-item>
          <text:p text:style-name="P2">Close to no switching cost for end users of PaddlePaddle framework.</text:p>
        </text:list-item>
        <text:list-item>
          <text:p text:style-name="P2">Ease of maintenance.</text:p>
        </text:list-item>
      </text:list>
      <text:p text:style-name="First_20_paragraph">To satisfy the first design criteria, nGraph designed its operator to match PaddlePaddle's implementation. nGraph is triggered by the PaddlePaddle executor by one line of code.</text:p>
      <text:p text:style-name="Text_20_body">After nGraph engine is called, it and the nGraph C++ backend manage all the heavy lifting for performance optimization. The Python frontend on PaddlePaddle remains the same, and end users need <text:span text:style-name="T1">no changes</text:span> in the code they write to be able to benefit from the increased performance. This design fulfills the second criteria.</text:p>
      <text:p text:style-name="Text_20_body">Lastly, the code contributed by nGraph to PaddlePaddle repository mainly resides in the <text:span text:style-name="Source_Text">fluid/operator/ngraph</text:span> directory, and having most of the nGraph code in one place allows for easy maintenance.</text:p>
      <text:p text:style-name="Text_20_body"/>
      <text:p text:style-name="Text_20_body"><text:span text:style-name="T2">Figure A</text:span> above depicts nGraph access from PaddlePaddle. The PaddlePaddle executor generates an executable operator according to the program description (ProgramDesc). nGraph scans the operator sequence before execution, and replaces the supported operators (or subgraphs) with nGraph operators. PaddlePaddle can then execute the nGraph operators and the unreplaced PaddlePaddle operators with a uniform interface. The unreplaced operators are executed by PaddlePaddle native implementation.</text:p>
      <text:p text:style-name="Text_20_body">nGraph's current integration reflected on PaddlePaddle's github repository is organized in the following file structure:</text:p>
      <text:p text:style-name="Text_20_body"/>
      <text:p text:style-name="Text_20_body">Compilation of nGraph is handled by the <text:span text:style-name="Source_Text">ngraph.cmake</text:span> file in the <text:span text:style-name="Source_Text">cmake/external directory</text:span>. Other newly-introduced files are located primarily in the paddle/fluid/operator/ngraph directory. The nGraph operators replacing PaddlePaddle operators as described in the previous section can be found in the <text:span text:style-name="Source_Text">ngraph/ops</text:span> directory.</text:p>
      <text:h text:style-name="Heading_20_1" text:outline-level="1">Integration details</text:h>
      <text:p text:style-name="First_20_paragraph">More details on implementation of nGraph engine op, nGraph engine, and nGraph bridges are provided below:</text:p>
      <text:list text:style-name="L3">
        <text:list-item>
          <text:p text:style-name="P3"><text:span text:style-name="T1">nGraph engine op</text:span>: Triggers subgraphs to be executed by nGraph.</text:p>
          <text:list text:style-name="L4">
            <text:list-item>
              <text:p text:style-name="P4">Input: Input variable set</text:p>
            </text:list-item>
            <text:list-item>
              <text:p text:style-name="P4">Output: Output variable set</text:p>
            </text:list-item>
            <text:list-item>
              <text:p text:style-name="P4">Attribute :</text:p>
              <text:list text:style-name="L5">
                <text:list-item>
                  <text:p text:style-name="P5">Graph: Serialized subgraph. The protobuffer described by PaddlePaddle is serialized and passed to nGraph <text:span text:style-name="T1">as a string</text:span>.</text:p>
                </text:list-item>
                <text:list-item>
                  <text:p text:style-name="P5">Interval: The interval of ops in operator list that will be executed by nGraph.</text:p>
                </text:list-item>
              </text:list>
            </text:list-item>
            <text:list-item>
              <text:p text:style-name="P4">Related code :</text:p>
              <text:list text:style-name="L6">
                <text:list-item>
                  <text:p text:style-name="P6"><text:span text:style-name="Source_Text">Paddle/fluid/operators/ngraph/ngraph_engine_op.h</text:span> <text:a xlink:type="simple" xlink:href="https://github.com/PaddlePaddle/Paddle/blob/develop/paddle/fluid/operators/ngraph/ngraph_engine_op.h" office:name=""><text:span text:style-name="Definition">link to ngraph_engine_op header code</text:span></text:a></text:p>
                </text:list-item>
                <text:list-item>
                  <text:p text:style-name="P6"><text:span text:style-name="Source_Text">Paddle/fluid/operators/ngraph/ngraph_engine_op.cc</text:span> <text:a xlink:type="simple" xlink:href="https://github.com/PaddlePaddle/Paddle/blob/develop/paddle/fluid/operators/ngraph/ngraph_engine_op.cc" office:name=""><text:span text:style-name="Definition">link to ngraph_engine_op cpp code</text:span></text:a></text:p>
                </text:list-item>
              </text:list>
            </text:list-item>
          </text:list>
        </text:list-item>
        <text:list-item>
          <text:p text:style-name="P3"><text:span text:style-name="T1">nGraph engine</text:span>: calls the nGraph Library to perform calculations.</text:p>
          <text:p text:style-name="P3">The nGraph engine class includes the input and output required to build a nGraph function graph from the nGraph engine kernel, the execution function, and the data exchange between nGraph and PaddlePaddle. The primary methods are:</text:p>
          <text:list text:style-name="L7">
            <text:list-item>
              <text:p text:style-name="P8"><text:span text:style-name="Source_Text">BuildNgIO</text:span>: gets input and output variables.</text:p>
            </text:list-item>
            <text:list-item>
              <text:p text:style-name="P8"><text:span text:style-name="Source_Text">GetNgFunction</text:span>: obtains the nGraph function used in the calculation. It matches entire pattern of the input to the output and saves functions that need to be called repeatedly.</text:p>
            </text:list-item>
            <text:list-item>
              <text:p text:style-name="P8"><text:span text:style-name="Source_Text">BuildNgFunction</text:span>: builds nGraph functions.</text:p>
            </text:list-item>
            <text:list-item>
              <text:p text:style-name="P8"><text:span text:style-name="Source_Text">Run</text:span>: calls backend execution and exchange data with the paddle.</text:p>
            </text:list-item>
            <text:list-item>
              <text:p text:style-name="Definition_20_Term">Related code :</text:p>
              <text:list text:style-name="L8">
                <text:list-item>
                  <text:p text:style-name="P9"><text:span text:style-name="Source_Text">Paddle/fluid/operators/ngraph/ngraph_engine.h</text:span> <text:a xlink:type="simple" xlink:href="https://github.com/PaddlePaddle/Paddle/blob/develop/paddle/fluid/operators/ngraph/ngraph_engine.h" office:name=""><text:span text:style-name="Definition">link to ngraph_engine header code</text:span></text:a></text:p>
                </text:list-item>
                <text:list-item>
                  <text:p text:style-name="P9"><text:span text:style-name="Source_Text">Paddle/fluid/operators/ngraph/ngraph_engine.cc</text:span> <text:a xlink:type="simple" xlink:href="https://github.com/PaddlePaddle/Paddle/blob/develop/paddle/fluid/operators/ngraph/ngraph_engine.cc" office:name=""><text:span text:style-name="Definition">link to ngraph_engine cpp code</text:span></text:a></text:p>
                </text:list-item>
              </text:list>
            </text:list-item>
          </text:list>
        </text:list-item>
        <text:list-item>
          <text:p text:style-name="P3"><text:span text:style-name="T1">nGraph bridge</text:span>: converts PaddlePaddle operators to nGraph operators.</text:p>
          <text:p text:style-name="P3">The nGraph bridge converts supported PaddlePaddle operators to nGraph operators, which results in a reconstruction of the subgraph with nGraph's intermediate representation. The convertable operators are <text:a xlink:type="simple" xlink:href="https://github.com/PaddlePaddle/Paddle/tree/develop/paddle/fluid/operators/ngraph/ops" office:name=""><text:span text:style-name="Definition">located in the ngraph ops</text:span></text:a> directory, and each operator has its own files for easy management. For the conversion of operators. There is a common unified interface to facilitate code development and operator transformation. The relevant interfaces are:</text:p>
          <text:list text:style-name="L9">
            <text:list-item>
              <text:p text:style-name="P10">GetInputNode: obtains input node for the conversion operator. The nodes are managed through a map.</text:p>
            </text:list-item>
            <text:list-item>
              <text:p text:style-name="P10">SetOutputNode: sets the constructed node to the map.</text:p>
            </text:list-item>
            <text:list-item>
              <text:p text:style-name="Definition_20_Term">Related code :</text:p>
              <text:list text:style-name="L10">
                <text:list-item>
                  <text:p text:style-name="P11"><text:span text:style-name="Source_Text">Paddle/fluid/operators/ngraph/ngraph_bridge.h</text:span> <text:a xlink:type="simple" xlink:href="https://github.com/PaddlePaddle/Paddle/blob/develop/paddle/fluid/operators/ngraph/ngraph_bridge.h" office:name=""><text:span text:style-name="Definition">link to ngraph_bridge header code</text:span></text:a></text:p>
                </text:list-item>
                <text:list-item>
                  <text:p text:style-name="P11"><text:span text:style-name="Source_Text">Paddle/fluid/operators/ngraph/ngraph_bridge.cc</text:span> <text:a xlink:type="simple" xlink:href="https://github.com/PaddlePaddle/Paddle/blob/develop/paddle/fluid/operators/ngraph/ngraph_bridge.cc" office:name=""><text:span text:style-name="Definition">link to ngraph_bridge cpp code</text:span></text:a></text:p>
                </text:list-item>
              </text:list>
            </text:list-item>
          </text:list>
        </text:list-item>
      </text:list>
      <text:h text:style-name="Heading_20_1" text:outline-level="1">nGraph compilation control and trigger method</text:h>
      <text:list text:style-name="L11">
        <text:list-item>
          <text:p text:style-name="P12"><text:span text:style-name="T1">Compile Control</text:span> -- The compilation of nGraph is controlled with the <text:span text:style-name="Source_Text">WITH_NGRAPH</text:span> option. If compiled using <text:span text:style-name="Source_Text">WITH_NGRAPH=ON</text:span>, the nGraph Library will be downloaded and compiled. This option has a corresponding <text:span text:style-name="Source_Text">PADDLE_WITH_NGRAPH</text:span> flag. If compiled <text:span text:style-name="Source_Text">WITH_NGRAPH=OFF</text:span>, the relevant code will not be compiled.</text:p>
        </text:list-item>
        <text:list-item>
          <text:p text:style-name="P12"><text:span text:style-name="T1">Trigger Control</text:span> -- <text:span text:style-name="Source_Text">FLAGS_use_ngraph</text:span> triggers nGraph. If this option is set to <text:span text:style-name="Source_Text">true</text:span>, nGraph will be triggered by the PaddlePaddle executor to convert and execute the supported subgraph. Demos are provided under <text:span text:style-name="Source_Text">paddle/benchmark/fluid/train/demo</text:span> (link <text:a xlink:type="simple" xlink:href="https://github.com/PaddlePaddle/Paddle/tree/develop/paddle/fluid/train/demo" office:name=""><text:span text:style-name="Definition">train_demo</text:span></text:a>) and <text:span text:style-name="Source_Text">paddle/benchmark/fluid/train/imdb_demo</text:span> (link <text:a xlink:type="simple" xlink:href="https://github.com/PaddlePaddle/Paddle/tree/develop/paddle/fluid/train/imdb_demo" office:name=""><text:span text:style-name="Definition">imdb_demo</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ddlePaddle*</dc:title>
  </office:meta>
</office:document-meta>
</file>